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 style:list-style-name="L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2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4">
      <style:text-properties fo:font-style="italic" style:font-style-asian="italic" style:font-style-complex="italic"/>
    </style:style>
    <style:style style:name="P18" style:family="paragraph" style:parent-style-name="Standard" style:list-style-name="L9">
      <style:text-properties fo:font-style="italic" style:font-style-asian="italic" style:font-style-complex="italic"/>
    </style:style>
    <style:style style:name="P19" style:family="paragraph" style:parent-style-name="Standard" style:list-style-name="L14">
      <style:text-properties fo:font-style="italic" style:font-style-asian="italic" style:font-style-complex="italic"/>
    </style:style>
    <style:style style:name="P20" style:family="paragraph" style:parent-style-name="Standard" style:list-style-name="L17">
      <style:text-properties fo:font-style="italic" style:font-style-asian="italic" style:font-style-complex="italic"/>
    </style:style>
    <style:style style:name="P21" style:family="paragraph" style:parent-style-name="Standard" style:list-style-name="L18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L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L7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L8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L10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11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L1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L1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L1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1" style:family="paragraph" style:parent-style-name="Standard" style:list-style-name="L1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rse Plan (Outline)</text:p>
      <text:p text:style-name="P9"/>
      <text:p text:style-name="P4">Course objectives for different users</text:p>
      <text:p text:style-name="P3"/>
      <text:p text:style-name="P5">Beginner (Basic)</text:p>
      <text:p text:style-name="P11">This user is unfamiliar with GIS. After completing the course, should be able to</text:p>
      <text:list xml:id="list1183913506" text:style-name="L1">
        <text:list-item>
          <text:p text:style-name="P14">load features from disparate sources</text:p>
        </text:list-item>
        <text:list-item>
          <text:p text:style-name="P14">create a cloropleth map (custom / classified symbology) with raster backdrop</text:p>
        </text:list-item>
        <text:list-item>
          <text:p text:style-name="P14">create new vector features</text:p>
        </text:list-item>
        <text:list-item>
          <text:p text:style-name="P14">understand the attribute table</text:p>
        </text:list-item>
        <text:list-item>
          <text:p text:style-name="P14">do a basic GIS (raster and vector) analysis</text:p>
        </text:list-item>
        <text:list-item>
          <text:p text:style-name="P14">use the content thus produced in a map layout</text:p>
        </text:list-item>
      </text:list>
      <text:p text:style-name="P11"/>
      <text:p text:style-name="P11">The course product is a basic map project in QGIS and a PDF of said map.</text:p>
      <text:p text:style-name="P6"/>
      <text:p text:style-name="P5">Intermediate (Moderate)</text:p>
      <text:p text:style-name="P11">This user is familiar with GIS, but not QGIS. More comfortable with point-and-click navigation, doesn't want to delve into the "programming" side of things. After course completion, in addition to basic objectives, should be able to</text:p>
      <text:list xml:id="list1370953924" text:style-name="L2">
        <text:list-item>
          <text:p text:style-name="P15">do basic analyses with an emphasis on vector analysis, and present the results</text:p>
        </text:list-item>
        <text:list-item>
          <text:p text:style-name="P15">add attributes to an existing layer</text:p>
        </text:list-item>
        <text:list-item>
          <text:p text:style-name="P15">use actions</text:p>
        </text:list-item>
      </text:list>
      <text:p text:style-name="P6"/>
      <text:p text:style-name="P5">Advanced (Hard)</text:p>
      <text:p text:style-name="P11">Is familiar with GIS, SQL, perhaps some Python. After completing the course, in addition to basic and moderate objectives, should be able to</text:p>
      <text:list xml:id="list385359923" text:style-name="L3">
        <text:list-item>
          <text:p text:style-name="P16">modify qgis options</text:p>
        </text:list-item>
        <text:list-item>
          <text:p text:style-name="P16">use actions</text:p>
        </text:list-item>
      </text:list>
      <text:p text:style-name="P3"/>
      <text:p text:style-name="P3">The goals that users must have reached on course completion are subject to change (and addition).</text:p>
      <text:p text:style-name="P3"/>
      <text:p text:style-name="P3"/>
      <text:p text:style-name="P6"/>
      <text:p text:style-name="P13">New Content</text:p>
      <text:p text:style-name="P7"/>
      <text:p text:style-name="P7">Day 1: Classification and Mapping</text:p>
      <text:list xml:id="list1737833524" text:style-name="L4">
        <text:list-item>
          <text:p text:style-name="P17">The Interface. (Lays the groundwork for the rest of the course.)</text:p>
        </text:list-item>
      </text:list>
      <text:list xml:id="list374416556" text:style-name="L5">
        <text:list-item>
          <text:p text:style-name="P22">Installation &amp; Intro to the course</text:p>
        </text:list-item>
        <text:list-item>
          <text:p text:style-name="P22">Introduction to the QGIS project</text:p>
        </text:list-item>
        <text:list-item>
          <text:p text:style-name="P22">Interface (load raster + vector)</text:p>
        </text:list-item>
      </text:list>
      <text:list xml:id="list1532192462" text:continue-list="list1737833524" text:style-name="L4">
        <text:list-item>
          <text:p text:style-name="P17">Creating a Basic Map. (Have a good-looking map on screen before lunch.)</text:p>
        </text:list-item>
      </text:list>
      <text:list xml:id="list312737317" text:style-name="L6">
        <text:list-item>
          <text:p text:style-name="P23">Vector data</text:p>
        </text:list-item>
        <text:list-item>
          <text:p text:style-name="P23">Simple symbology</text:p>
        </text:list-item>
      </text:list>
      <text:list xml:id="list30606287" text:continue-list="list1532192462" text:style-name="L4">
        <text:list-item>
          <text:p text:style-name="P17">Classifying Vector Data. (Learn about and apply vector classification.)</text:p>
        </text:list-item>
      </text:list>
      <text:list xml:id="list1809024442" text:style-name="L7">
        <text:list-item>
          <text:p text:style-name="P24">Intro to attributes</text:p>
        </text:list-item>
        <text:list-item>
          <text:p text:style-name="P24">Labels (+ data-driven properties)</text:p>
        </text:list-item>
        <text:list-item>
          <text:p text:style-name="P24">Class- and value-based symbology (with rule-based rendering for advanced users)</text:p>
        </text:list-item>
      </text:list>
      <text:list xml:id="list1889618162" text:continue-list="list30606287" text:style-name="L4">
        <text:list-item>
          <text:p text:style-name="P17">Map Composer. (Finalize the map's appearance.)</text:p>
        </text:list-item>
      </text:list>
      <text:list xml:id="list590728120" text:style-name="L8">
        <text:list-item>
          <text:p text:style-name="P25">Map composition</text:p>
        </text:list-item>
      </text:list>
      <text:p text:style-name="Standard"/>
      <text:p text:style-name="P2">Assignment:<text:span text:style-name="T5"> Optimize your map for ease of use.</text:span></text:p>
      <text:p text:style-name="Standard"/>
      <text:p text:style-name="Standard"><text:span text:style-name="T1">Product:</text:span> A simple map as a PDF or image file.</text:p>
      <text:p text:style-name="Standard"/>
      <text:p text:style-name="Standard"/>
      <text:p text:style-name="P2">Day 2: Analysis</text:p>
      <text:p text:style-name="P3"><text:span text:style-name="T4">Contextualization:</text:span> A brief introduction to the GIS analysis process</text:p>
      <text:list xml:id="list1052375171" text:style-name="L9">
        <text:list-item>
          <text:p text:style-name="P18">Creating Vector Data. (Digitize new data and customize the process.)</text:p>
        </text:list-item>
      </text:list>
      <text:list xml:id="list1613653830" text:style-name="L10">
        <text:list-item>
          <text:p text:style-name="P26">Create own dataset; define attributes; digitize</text:p>
        </text:list-item>
        <text:list-item>
          <text:p text:style-name="P26">Topological editing (polygon dataset) – Tim must show</text:p>
        </text:list-item>
        <text:list-item>
          <text:p text:style-name="P26">Forms (intermediate + advanced)</text:p>
        </text:list-item>
        <text:list-item>
          <text:p text:style-name="P26">Actions (int. + adv.) - Tim must show</text:p>
        </text:list-item>
      </text:list>
      <text:list xml:id="list49158566" text:continue-list="list1052375171" text:style-name="L9">
        <text:list-item>
          <text:p text:style-name="P18">Vector Analysis. (Extract new spatial information from vector data using analysis functions.)</text:p>
        </text:list-item>
      </text:list>
      <text:list xml:id="list552315574" text:style-name="L11">
        <text:list-item>
          <text:p text:style-name="P27">Reprojection, data transformation</text:p>
        </text:list-item>
        <text:list-item>
          <text:p text:style-name="P27">Buffers, intersects, generate metrics, etc.</text:p>
        </text:list-item>
        <text:list-item>
          <text:p text:style-name="P27">Network analysis (int. + adv.)</text:p>
        </text:list-item>
      </text:list>
      <text:list xml:id="list533693325" text:continue-list="list49158566" text:style-name="L9">
        <text:list-item>
          <text:p text:style-name="P18">Rasters. (Work with raster data.)</text:p>
        </text:list-item>
      </text:list>
      <text:list xml:id="list1441989566" text:style-name="L12">
        <text:list-item>
          <text:p text:style-name="P28">Data manipulation (mosaic, clip, convert with options)</text:p>
        </text:list-item>
        <text:list-item>
          <text:p text:style-name="P28">Changing symbology</text:p>
        </text:list-item>
        <text:list-item>
          <text:p text:style-name="P28">Terrain analysis</text:p>
        </text:list-item>
        <text:list-item>
          <text:p text:style-name="P28">Layer arithmetic (int. + adv.)</text:p>
        </text:list-item>
      </text:list>
      <text:list xml:id="list2158024529" text:continue-list="list533693325" text:style-name="L9">
        <text:list-item>
          <text:p text:style-name="P18">Completing the analysis. (Deliver a GIS product.)</text:p>
        </text:list-item>
      </text:list>
      <text:list xml:id="list1138398866" text:style-name="L13">
        <text:list-item>
          <text:p text:style-name="P29">Raster to vector / vector to raster</text:p>
        </text:list-item>
        <text:list-item>
          <text:p text:style-name="P29">Combined analysis</text:p>
        </text:list-item>
      </text:list>
      <text:p text:style-name="Standard"/>
      <text:p text:style-name="P2">Assignment:<text:span text:style-name="T5"> Pose an additional research question of your own choice, and arrive at a solution using the techniques you learned today.</text:span></text:p>
      <text:p text:style-name="Standard"/>
      <text:p text:style-name="Standard"><text:span text:style-name="T1">Product:</text:span> A complete GIS analysis, with research question and solution.</text:p>
      <text:p text:style-name="Standard"/>
      <text:p text:style-name="Standard"/>
      <text:p text:style-name="P2">Day 3: Extended Functionality</text:p>
      <text:list xml:id="list1875456389" text:style-name="L14">
        <text:list-item>
          <text:p text:style-name="P19">QGIS plugins. (Extend the functionality of QGIS.)</text:p>
        </text:list-item>
      </text:list>
      <text:list xml:id="list545101504" text:style-name="L15">
        <text:list-item>
          <text:p text:style-name="P30">Fetching plugins from repositories</text:p>
        </text:list-item>
        <text:list-item>
          <text:p text:style-name="P30">Activating and using plugins</text:p>
        </text:list-item>
        <text:list-item>
          <text:p text:style-name="P30">Useful plugin examples</text:p>
        </text:list-item>
        <text:list-item>
          <text:p text:style-name="P30"><text:soft-page-break/>Using the Python console (advanced)</text:p>
        </text:list-item>
      </text:list>
      <text:list xml:id="list1479738394" text:continue-list="list1875456389" text:style-name="L14">
        <text:list-item>
          <text:p text:style-name="P19">Using online mapping resources. (Make use of online data sources.)</text:p>
        </text:list-item>
      </text:list>
      <text:list xml:id="list445204458" text:style-name="L16">
        <text:list-item>
          <text:p text:style-name="P31">Web Mapping Services</text:p>
        </text:list-item>
        <text:list-item>
          <text:p text:style-name="P31">Web Feature Services</text:p>
        </text:list-item>
        <text:list-item>
          <text:p text:style-name="P31">Integrate the above sources into the existing map</text:p>
        </text:list-item>
      </text:list>
      <text:list xml:id="list1902935095" text:continue-list="list1479738394" text:style-name="L14">
        <text:list-item>
          <text:p text:style-name="P19">Using GRASS. (Use the famous GRASS GIS in QGIS)</text:p>
        </text:list-item>
        <text:list-item>
          <text:p text:style-name="P19">Assessment; Q&amp;A. (Wrap up the more QGIS-specific part of the course.)</text:p>
        </text:list-item>
      </text:list>
      <text:p text:style-name="Standard"/>
      <text:p text:style-name="P2">Assignment:<text:span text:style-name="T5"> (Assessment.)</text:span></text:p>
      <text:p text:style-name="Standard"/>
      <text:p text:style-name="Standard"><text:span text:style-name="T1">Product:</text:span> Assessment results.</text:p>
      <text:p text:style-name="Standard"/>
      <text:p text:style-name="Standard"/>
      <text:p text:style-name="P2"/>
      <text:p text:style-name="P12">Existing Content</text:p>
      <text:p text:style-name="P2"/>
      <text:p text:style-name="P2">Day 4: PostgreSQL</text:p>
      <text:list xml:id="list509824972" text:style-name="L17">
        <text:list-item>
          <text:p text:style-name="P20">Introduction to databases.</text:p>
        </text:list-item>
        <text:list-item>
          <text:p text:style-name="P20">Installation of PostgreSQL; Implementing the data model.</text:p>
        </text:list-item>
        <text:list-item>
          <text:p text:style-name="P20">Adding and querying data.</text:p>
        </text:list-item>
        <text:list-item>
          <text:p text:style-name="P20">Views and rules; review and Q&amp;A.</text:p>
        </text:list-item>
      </text:list>
      <text:p text:style-name="Standard"/>
      <text:p text:style-name="P2">Assignment:<text:span text:style-name="T5"> Create and populate a new table that is logically associated with the rest of this database.</text:span></text:p>
      <text:p text:style-name="Standard"/>
      <text:p text:style-name="Standard"><text:span text:style-name="T1">Product:</text:span> A simple client/address database.</text:p>
      <text:p text:style-name="Standard"/>
      <text:p text:style-name="Standard"/>
      <text:p text:style-name="P2">Day 5: PostGIS</text:p>
      <text:list xml:id="list1959931270" text:style-name="L18">
        <text:list-item>
          <text:p text:style-name="P21">Installation of PostGIS; Simple feature model</text:p>
        </text:list-item>
        <text:list-item>
          <text:p text:style-name="P21">Spatial queries and geometry construction</text:p>
        </text:list-item>
        <text:list-item>
          <text:p text:style-name="P21">Exercises (creating and linking data)</text:p>
        </text:list-item>
        <text:list-item>
          <text:p text:style-name="P21">Data processing; Import and export</text:p>
        </text:list-item>
      </text:list>
      <text:p text:style-name="P8"/>
      <text:p text:style-name="P8"><text:span text:style-name="T1">Assignment:</text:span> Create and populate a new geo-enabled table that is logically associated with the rest of this database.</text:p>
      <text:p text:style-name="P8"/>
      <text:p text:style-name="P1"><text:span text:style-name="T2">Product:</text:span><text:span text:style-name="T3"> A geo-enabled version of yesterday's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4-03T09:17:39</dc:date>
    <dc:creator>Rudi </dc:creator>
    <meta:editing-duration>P1DT12H10M43S</meta:editing-duration>
    <meta:editing-cycles>49</meta:editing-cycles>
    <meta:generator>LibreOffice/3.4$Unix LibreOffice_project/340m1$Build-402</meta:generator>
    <meta:document-statistic meta:table-count="0" meta:image-count="0" meta:object-count="0" meta:page-count="4" meta:paragraph-count="88" meta:word-count="661" meta:character-count="4034" meta:non-whitespace-character-count="3521"/>
  </office:meta>
</office:document-meta>
</file>